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CA" fo:font-weight="bold" officeooo:rsid="002403d8" officeooo:paragraph-rsid="002403d8" style:font-weight-asian="bold" style:font-weight-complex="bold"/>
    </style:style>
    <style:style style:name="P2" style:family="paragraph" style:parent-style-name="Text_20_body">
      <style:text-properties fo:language="en" fo:country="CA" fo:font-weight="bold" officeooo:rsid="001fc529" officeooo:paragraph-rsid="001fc529" style:font-weight-asian="bold" style:font-weight-complex="bold"/>
    </style:style>
    <style:style style:name="P3" style:family="paragraph" style:parent-style-name="Text_20_body">
      <style:text-properties fo:language="en" fo:country="CA" fo:font-weight="bold" officeooo:rsid="00217239" officeooo:paragraph-rsid="00217239" style:font-weight-asian="bold" style:font-weight-complex="bold"/>
    </style:style>
    <style:style style:name="P4" style:family="paragraph" style:parent-style-name="Text_20_body">
      <style:text-properties fo:language="en" fo:country="CA" fo:font-weight="bold" officeooo:rsid="002375f2" officeooo:paragraph-rsid="002375f2" style:font-weight-asian="bold" style:font-weight-complex="bold"/>
    </style:style>
    <style:style style:name="P5" style:family="paragraph" style:parent-style-name="Text_20_body">
      <style:text-properties fo:language="en" fo:country="CA" fo:font-weight="bold" officeooo:rsid="0021b680" officeooo:paragraph-rsid="0021b680" style:font-weight-asian="bold" style:font-weight-complex="bold"/>
    </style:style>
    <style:style style:name="P6" style:family="paragraph" style:parent-style-name="Text_20_body">
      <style:text-properties fo:language="en" fo:country="CA" fo:font-weight="bold" officeooo:rsid="0023588a" officeooo:paragraph-rsid="0023588a" style:font-weight-asian="bold" style:font-weight-complex="bold"/>
    </style:style>
    <style:style style:name="P7" style:family="paragraph" style:parent-style-name="Text_20_body">
      <style:text-properties fo:language="en" fo:country="CA" fo:font-weight="bold" officeooo:rsid="0025a985" officeooo:paragraph-rsid="0025a985" style:font-weight-asian="bold" style:font-weight-complex="bold"/>
    </style:style>
    <style:style style:name="P8" style:family="paragraph" style:parent-style-name="Text_20_body">
      <style:text-properties fo:language="en" fo:country="CA" fo:font-weight="bold" officeooo:rsid="002dc32a" officeooo:paragraph-rsid="002dc32a" style:font-weight-asian="bold" style:font-weight-complex="bold"/>
    </style:style>
    <style:style style:name="P9" style:family="paragraph" style:parent-style-name="Text_20_body">
      <style:text-properties fo:language="en" fo:country="CA" fo:font-weight="bold" officeooo:rsid="002df553" officeooo:paragraph-rsid="002df553" style:font-weight-asian="bold" style:font-weight-complex="bold"/>
    </style:style>
    <style:style style:name="P10" style:family="paragraph" style:parent-style-name="Text_20_body">
      <style:text-properties fo:language="en" fo:country="CA" fo:font-weight="bold" officeooo:rsid="00330ef1" officeooo:paragraph-rsid="00330ef1" style:font-weight-asian="bold" style:font-weight-complex="bold"/>
    </style:style>
    <style:style style:name="P11" style:family="paragraph" style:parent-style-name="Text_20_body">
      <style:text-properties fo:language="en" fo:country="CA" fo:font-weight="bold" officeooo:rsid="003e586a" officeooo:paragraph-rsid="003e586a" style:font-weight-asian="bold" style:font-weight-complex="bold"/>
    </style:style>
    <style:style style:name="P12" style:family="paragraph" style:parent-style-name="Text_20_body">
      <style:text-properties fo:language="en" fo:country="CA" fo:font-weight="bold" officeooo:rsid="00411667" officeooo:paragraph-rsid="00411667" style:font-weight-asian="bold" style:font-weight-complex="bold"/>
    </style:style>
    <style:style style:name="P13" style:family="paragraph" style:parent-style-name="Text_20_body">
      <style:text-properties fo:language="en" fo:country="CA" fo:font-weight="bold" officeooo:rsid="0041d404" officeooo:paragraph-rsid="0046ebe9" style:font-weight-asian="bold" style:font-weight-complex="bold"/>
    </style:style>
    <style:style style:name="P14" style:family="paragraph" style:parent-style-name="Text_20_body">
      <style:text-properties fo:language="en" fo:country="CA" fo:font-weight="bold" officeooo:rsid="0046ebe9" officeooo:paragraph-rsid="00482d0a" style:font-weight-asian="bold" style:font-weight-complex="bold"/>
    </style:style>
    <style:style style:name="P15" style:family="paragraph" style:parent-style-name="Text_20_body">
      <style:text-properties fo:language="en" fo:country="CA" fo:font-weight="bold" officeooo:rsid="00393c1d" officeooo:paragraph-rsid="003d5583" style:font-weight-asian="bold" style:font-weight-complex="bold"/>
    </style:style>
    <style:style style:name="P16" style:family="paragraph" style:parent-style-name="Text_20_body">
      <style:text-properties fo:language="en" fo:country="CA" officeooo:rsid="001fc529" officeooo:paragraph-rsid="001fc529"/>
    </style:style>
    <style:style style:name="P17" style:family="paragraph" style:parent-style-name="Text_20_body">
      <style:text-properties officeooo:paragraph-rsid="00564ff7"/>
    </style:style>
    <style:style style:name="P18" style:family="paragraph" style:parent-style-name="Text_20_body">
      <style:text-properties officeooo:rsid="00564ff7" officeooo:paragraph-rsid="00564ff7"/>
    </style:style>
    <style:style style:name="P19" style:family="paragraph" style:parent-style-name="Text_20_body">
      <style:text-properties fo:font-weight="normal" officeooo:rsid="005c4869" officeooo:paragraph-rsid="005c4869" style:font-weight-asian="normal" style:font-weight-complex="normal"/>
    </style:style>
    <style:style style:name="P20" style:family="paragraph" style:parent-style-name="Subtitle">
      <style:text-properties fo:language="en" fo:country="CA" officeooo:rsid="001fc529" officeooo:paragraph-rsid="001fc529"/>
    </style:style>
    <style:style style:name="P21" style:family="paragraph" style:parent-style-name="Title">
      <style:text-properties fo:language="en" fo:country="CA"/>
    </style:style>
    <style:style style:name="P22" style:family="paragraph" style:parent-style-name="Heading_20_1">
      <style:text-properties fo:language="en" fo:country="CA" officeooo:rsid="001fc529" officeooo:paragraph-rsid="001fc529"/>
    </style:style>
    <style:style style:name="P23" style:family="paragraph" style:parent-style-name="Heading_20_1">
      <style:text-properties fo:language="en" fo:country="CA" officeooo:rsid="0021b680" officeooo:paragraph-rsid="0021b680"/>
    </style:style>
    <style:style style:name="P24" style:family="paragraph" style:parent-style-name="Heading_20_2">
      <style:text-properties fo:language="en" fo:country="CA" officeooo:rsid="002403d8" officeooo:paragraph-rsid="002403d8"/>
    </style:style>
    <style:style style:name="P25" style:family="paragraph" style:parent-style-name="Text_20_body" style:list-style-name="L1">
      <style:text-properties fo:color="#000000" fo:language="en" fo:country="CA" fo:font-weight="normal" officeooo:rsid="00217239" officeooo:paragraph-rsid="00217239" fo:background-color="transparent" style:font-weight-asian="normal" style:font-weight-complex="normal"/>
    </style:style>
    <style:style style:name="P26" style:family="paragraph" style:parent-style-name="Text_20_body" style:list-style-name="L2">
      <style:text-properties fo:language="en" fo:country="CA" fo:font-weight="bold" officeooo:rsid="004230aa" officeooo:paragraph-rsid="004230aa" style:font-weight-asian="bold" style:font-weight-complex="bold"/>
    </style:style>
    <style:style style:name="P27" style:family="paragraph" style:parent-style-name="Text_20_body">
      <style:text-properties fo:language="en" fo:country="CA" fo:font-weight="bold" officeooo:rsid="0058792c" officeooo:paragraph-rsid="00564ff7" style:font-weight-asian="bold" style:font-weight-complex="bold"/>
    </style:style>
    <style:style style:name="T1" style:family="text">
      <style:text-properties fo:language="en" fo:country="CA"/>
    </style:style>
    <style:style style:name="T2" style:family="text">
      <style:text-properties fo:language="en" fo:country="CA" fo:font-weight="normal" officeooo:rsid="004b34a2" style:font-weight-asian="normal" style:font-weight-complex="normal"/>
    </style:style>
    <style:style style:name="T3" style:family="text">
      <style:text-properties fo:language="en" fo:country="CA" fo:font-weight="bold" style:font-weight-asian="bold" style:font-weight-complex="bold"/>
    </style:style>
    <style:style style:name="T4" style:family="text">
      <style:text-properties fo:language="en" fo:country="CA" fo:font-weight="bold" officeooo:rsid="0041d404" style:font-weight-asian="bold" style:font-weight-complex="bold"/>
    </style:style>
    <style:style style:name="T5" style:family="text">
      <style:text-properties fo:language="en" fo:country="CA" fo:font-weight="bold" officeooo:rsid="00482d0a" style:font-weight-asian="bold" style:font-weight-complex="bold"/>
    </style:style>
    <style:style style:name="T6" style:family="text">
      <style:text-properties fo:language="en" fo:country="CA" fo:font-weight="bold" officeooo:rsid="00498e97" style:font-weight-asian="bold" style:font-weight-complex="bold"/>
    </style:style>
    <style:style style:name="T7" style:family="text">
      <style:text-properties fo:language="en" fo:country="CA" fo:font-weight="bold" officeooo:rsid="0058792c" style:font-weight-asian="bold" style:font-weight-complex="bold"/>
    </style:style>
    <style:style style:name="T8" style:family="text">
      <style:text-properties fo:language="en" fo:country="CA" fo:font-weight="bold" officeooo:rsid="005b67ff" style:font-weight-asian="bold" style:font-weight-complex="bold"/>
    </style:style>
    <style:style style:name="T9" style:family="text">
      <style:text-properties fo:language="en" fo:country="CA" officeooo:rsid="0058792c"/>
    </style:style>
    <style:style style:name="T10" style:family="text">
      <style:text-properties fo:font-weight="normal" style:font-weight-asian="normal" style:font-weight-complex="normal"/>
    </style:style>
    <style:style style:name="T11" style:family="text">
      <style:text-properties fo:font-weight="normal" officeooo:rsid="00243c81" style:font-weight-asian="normal" style:font-weight-complex="normal"/>
    </style:style>
    <style:style style:name="T12" style:family="text">
      <style:text-properties fo:font-weight="normal" officeooo:rsid="00296181" style:font-weight-asian="normal" style:font-weight-complex="normal"/>
    </style:style>
    <style:style style:name="T13" style:family="text">
      <style:text-properties fo:font-weight="normal" officeooo:rsid="0029ecd1" style:font-weight-asian="normal" style:font-weight-complex="normal"/>
    </style:style>
    <style:style style:name="T14" style:family="text">
      <style:text-properties fo:font-weight="normal" officeooo:rsid="002bcdfd" style:font-weight-asian="normal" style:font-weight-complex="normal"/>
    </style:style>
    <style:style style:name="T15" style:family="text">
      <style:text-properties fo:font-weight="normal" officeooo:rsid="0030fa00" style:font-weight-asian="normal" style:font-weight-complex="normal"/>
    </style:style>
    <style:style style:name="T16" style:family="text">
      <style:text-properties fo:font-weight="normal" officeooo:rsid="003194df" style:font-weight-asian="normal" style:font-weight-complex="normal"/>
    </style:style>
    <style:style style:name="T17" style:family="text">
      <style:text-properties fo:font-weight="normal" officeooo:rsid="00397afd" style:font-weight-asian="normal" style:font-weight-complex="normal"/>
    </style:style>
    <style:style style:name="T18" style:family="text">
      <style:text-properties fo:font-weight="normal" officeooo:rsid="003b13d4" style:font-weight-asian="normal" style:font-weight-complex="normal"/>
    </style:style>
    <style:style style:name="T19" style:family="text">
      <style:text-properties fo:font-weight="normal" officeooo:rsid="004121ef" style:font-weight-asian="normal" style:font-weight-complex="normal"/>
    </style:style>
    <style:style style:name="T20" style:family="text">
      <style:text-properties fo:font-weight="normal" officeooo:rsid="00469cf2" style:font-weight-asian="normal" style:font-weight-complex="normal"/>
    </style:style>
    <style:style style:name="T21" style:family="text">
      <style:text-properties fo:font-weight="normal" officeooo:rsid="004b9805" style:font-weight-asian="normal" style:font-weight-complex="normal"/>
    </style:style>
    <style:style style:name="T22" style:family="text">
      <style:text-properties fo:font-weight="normal" officeooo:rsid="004c3902" style:font-weight-asian="normal" style:font-weight-complex="normal"/>
    </style:style>
    <style:style style:name="T23" style:family="text">
      <style:text-properties fo:font-weight="normal" officeooo:rsid="004e6b3b" style:font-weight-asian="normal" style:font-weight-complex="normal"/>
    </style:style>
    <style:style style:name="T24" style:family="text">
      <style:text-properties fo:font-weight="normal" officeooo:rsid="004fea1f"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color="#ce181e" fo:font-weight="normal" fo:background-color="transparent" loext:char-shading-value="0" style:font-weight-asian="normal" style:font-weight-complex="normal"/>
    </style:style>
    <style:style style:name="T27" style:family="text">
      <style:text-properties fo:color="#ce181e" fo:font-weight="normal" officeooo:rsid="002f5108" fo:background-color="transparent" loext:char-shading-value="0" style:font-weight-asian="normal" style:font-weight-complex="normal"/>
    </style:style>
    <style:style style:name="T28" style:family="text">
      <style:text-properties fo:color="#ce181e" fo:font-weight="normal" officeooo:rsid="0041d404" fo:background-color="transparent" loext:char-shading-value="0" style:font-weight-asian="normal" style:font-weight-complex="normal"/>
    </style:style>
    <style:style style:name="T29" style:family="text">
      <style:text-properties fo:color="#ce181e" fo:font-weight="normal" officeooo:rsid="00525f30" fo:background-color="transparent" loext:char-shading-value="0" style:font-weight-asian="normal" style:font-weight-complex="normal"/>
    </style:style>
    <style:style style:name="T30" style:family="text">
      <style:text-properties fo:color="#000000" fo:font-weight="normal" fo:background-color="transparent" loext:char-shading-value="0" style:font-weight-asian="normal" style:font-weight-complex="normal"/>
    </style:style>
    <style:style style:name="T31" style:family="text">
      <style:text-properties fo:color="#000000" fo:font-weight="normal" officeooo:rsid="0021b680" fo:background-color="transparent" loext:char-shading-value="0" style:font-weight-asian="normal" style:font-weight-complex="normal"/>
    </style:style>
    <style:style style:name="T32" style:family="text">
      <style:text-properties fo:color="#000000" fo:font-weight="normal" officeooo:rsid="0024f4cc" fo:background-color="transparent" loext:char-shading-value="0" style:font-weight-asian="normal" style:font-weight-complex="normal"/>
    </style:style>
    <style:style style:name="T33" style:family="text">
      <style:text-properties fo:color="#000000" fo:font-weight="normal" officeooo:rsid="00272586" fo:background-color="transparent" loext:char-shading-value="0" style:font-weight-asian="normal" style:font-weight-complex="normal"/>
    </style:style>
    <style:style style:name="T34" style:family="text">
      <style:text-properties fo:color="#000000" fo:font-weight="normal" officeooo:rsid="0027a89a" fo:background-color="transparent" loext:char-shading-value="0" style:font-weight-asian="normal" style:font-weight-complex="normal"/>
    </style:style>
    <style:style style:name="T35" style:family="text">
      <style:text-properties fo:color="#000000" fo:font-weight="normal" officeooo:rsid="002f5108" fo:background-color="transparent" loext:char-shading-value="0" style:font-weight-asian="normal" style:font-weight-complex="normal"/>
    </style:style>
    <style:style style:name="T36" style:family="text">
      <style:text-properties fo:color="#000000" fo:font-weight="normal" officeooo:rsid="0035a08b" fo:background-color="transparent" loext:char-shading-value="0" style:font-weight-asian="normal" style:font-weight-complex="normal"/>
    </style:style>
    <style:style style:name="T37" style:family="text">
      <style:text-properties fo:color="#000000" fo:font-weight="normal" officeooo:rsid="0037477e" fo:background-color="transparent" loext:char-shading-value="0" style:font-weight-asian="normal" style:font-weight-complex="normal"/>
    </style:style>
    <style:style style:name="T38" style:family="text">
      <style:text-properties fo:color="#000000" fo:font-weight="normal" officeooo:rsid="0041d404" fo:background-color="transparent" loext:char-shading-value="0" style:font-weight-asian="normal" style:font-weight-complex="normal"/>
    </style:style>
    <style:style style:name="T39" style:family="text">
      <style:text-properties fo:color="#000000" fo:font-weight="normal" officeooo:rsid="00437225" fo:background-color="transparent" loext:char-shading-value="0" style:font-weight-asian="normal" style:font-weight-complex="normal"/>
    </style:style>
    <style:style style:name="T40" style:family="text">
      <style:text-properties fo:color="#000000" fo:font-weight="normal" officeooo:rsid="00525f30" fo:background-color="transparent" loext:char-shading-value="0" style:font-weight-asian="normal" style:font-weight-complex="normal"/>
    </style:style>
    <style:style style:name="T41" style:family="text">
      <style:text-properties fo:color="#000000" fo:font-weight="normal" officeooo:rsid="0053be54" fo:background-color="transparent" loext:char-shading-value="0" style:font-weight-asian="normal" style:font-weight-complex="normal"/>
    </style:style>
    <style:style style:name="T42" style:family="text">
      <style:text-properties fo:color="#000000" fo:font-weight="normal" officeooo:rsid="0054fdfb" fo:background-color="transparent" loext:char-shading-value="0" style:font-weight-asian="normal" style:font-weight-complex="normal"/>
    </style:style>
    <style:style style:name="T43" style:family="text">
      <style:text-properties fo:color="#000000" fo:background-color="transparent" loext:char-shading-value="0"/>
    </style:style>
    <style:style style:name="T44" style:family="text">
      <style:text-properties fo:color="#000000" officeooo:rsid="0021b680" fo:background-color="transparent" loext:char-shading-value="0"/>
    </style:style>
    <style:style style:name="T45" style:family="text">
      <style:text-properties officeooo:rsid="00348af6"/>
    </style:style>
    <style:style style:name="T46" style:family="text">
      <style:text-properties officeooo:rsid="00393c1d"/>
    </style:style>
    <style:style style:name="T47" style:family="text">
      <style:text-properties officeooo:rsid="00397afd"/>
    </style:style>
    <style:style style:name="T48" style:family="text">
      <style:text-properties officeooo:rsid="003b13d4"/>
    </style:style>
    <style:style style:name="T49" style:family="text">
      <style:text-properties officeooo:rsid="003e586a"/>
    </style:style>
    <style:style style:name="T50" style:family="text">
      <style:text-properties officeooo:rsid="003f7e0a"/>
    </style:style>
    <style:style style:name="T51" style:family="text">
      <style:text-properties officeooo:rsid="00447eaa"/>
    </style:style>
    <style:style style:name="T52" style:family="text">
      <style:text-properties officeooo:rsid="00451b58"/>
    </style:style>
    <style:style style:name="T53" style:family="text">
      <style:text-properties officeooo:rsid="004c3902"/>
    </style:style>
    <style:style style:name="T54" style:family="text">
      <style:text-properties officeooo:rsid="00588ea2"/>
    </style:style>
    <style:style style:name="T55" style:family="text">
      <style:text-properties officeooo:rsid="005d7e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odel Planet</text:p>
      <text:p text:style-name="P20">AI-populated simulation world with possible future networking features, with an accent on EDF airplanes and aircraft-carriers</text:p>
      <text:p text:style-name="P2">Goal:<text:span text:style-name="T10"> learn to implement objectives, </text:span><text:span text:style-name="T11">flotation, flight,</text:span><text:span text:style-name="T10"> </text:span><text:span text:style-name="T11">and networking</text:span><text:span text:style-name="T10">. </text:span><text:span text:style-name="T12">Learn to implement money-controlled gaming. </text:span><text:span text:style-name="T13">Some levels are fights against the AI, and some levels are single-objective stints.</text:span></text:p>
      <text:h text:style-name="P22" text:outline-level="1">Implementation Differences</text:h>
      <text:p text:style-name="P2">Cameras<text:span text:style-name="T10"> will not be multiple. Instead, create one single </text:span><text:span text:style-name="T26">CameraScript</text:span><text:span text:style-name="T10"> with a singleton camera. The camera will be moved to a </text:span><text:span text:style-name="T26">CameraBase</text:span><text:span text:style-name="T25"> prefab once (1) the </text:span><text:span text:style-name="T26">C</text:span><text:span text:style-name="T30"> key is pressed to change cameras, or (2) the player selects another prefab to control, or (3) the player pressed </text:span><text:span text:style-name="T26">M</text:span><text:span text:style-name="T30"> for map view.</text:span></text:p>
      <text:p text:style-name="P3"><text:span text:style-name="T43">Objectives</text:span><text:span text:style-name="T30"> will be implemented using an </text:span><text:span text:style-name="T26">ObjectiveTracker</text:span><text:span text:style-name="T30"> base class with many possible different </text:span><text:span text:style-name="T26">Objective</text:span><text:span text:style-name="T30"> inheritors. An example of an objective may be to accomplish a race within a time limit, or to take down a certain objective or objectives, or to reach a waypoint.</text:span></text:p>
      <text:list xml:id="list35445827" text:style-name="L1">
        <text:list-item>
          <text:p text:style-name="P25">Goals/Missions/Objective System, Unity Forum</text:p>
        </text:list-item>
      </text:list>
      <text:p text:style-name="P3"><text:span text:style-name="T43">The player</text:span><text:span text:style-name="T30"> will not control vehicle prefabs directly. Rather, he will take control of them through a </text:span><text:span text:style-name="T26">PresentVehicle</text:span><text:span text:style-name="T30"> slot in the </text:span><text:span text:style-name="T26">GameOverlord</text:span><text:span text:style-name="T30"> class. </text:span><text:span text:style-name="T31">A vehicle may be an airplane, a ship, or a wheeled vehicle.</text:span></text:p>
      <text:p text:style-name="P9"><text:span text:style-name="T44">C</text:span><text:span text:style-name="T43">anvas groups</text:span><text:span text:style-name="T30"> will be organized from a single </text:span><text:span text:style-name="T26">GameInterface</text:span><text:span text:style-name="T30"> singleton property. </text:span><text:span text:style-name="T35">These </text:span><text:span text:style-name="T27">Window</text:span><text:span text:style-name="T35"> groups can be made to appear or disappear using fade in or fade out and “interactable” properties.</text:span></text:p>
      <text:h text:style-name="Heading_20_1" text:outline-level="1"><text:span text:style-name="T35">F</text:span><text:span text:style-name="T30">eatures</text:span></text:h>
      <text:p text:style-name="P4"><text:span text:style-name="T44">T</text:span><text:span text:style-name="T43">he AI</text:span><text:span text:style-name="T30"> will be constructed in a way to play against the player, but target the player’s AI buddies first. </text:span><text:span text:style-name="T33">The AI only reacts to menaces it knows about, while keeping units in reserve when possible, and planning attacks of its own. </text:span><text:span text:style-name="T34">The AI will keep track of its objectives and will plan to spend strategically.</text:span></text:p>
      <text:p text:style-name="P1"><text:span text:style-name="T43">A moon</text:span><text:span text:style-name="T30"> will exist that rotates around the planet via the </text:span><text:span text:style-name="T26">Moon</text:span><text:span text:style-name="T30"> script, modifying gravity for the player.</text:span></text:p>
      <text:p text:style-name="P1"><text:span text:style-name="T43">The sun lamp</text:span><text:span text:style-name="T30"> will rotate around the earth via </text:span><text:span text:style-name="T26">SunRotate</text:span><text:span text:style-name="T30">, pointing towards the earth as it does so, and chang</text:span><text:span text:style-name="T32">e</text:span><text:span text:style-name="T30"> lighting dynamically.</text:span></text:p>
      <text:p text:style-name="P8"><text:span text:style-name="T30">The </text:span><text:span text:style-name="T43">world map</text:span><text:span text:style-name="T30"> displays only vehicles that are known or have been seen by the player. Satellites and other intelligence help the player make assessments of his enemy. </text:span><text:span text:style-name="T38">A </text:span><text:span text:style-name="T28">MouseLook</text:span><text:span text:style-name="T38"> script allows the player to look all around the planet. </text:span><text:span text:style-name="T40">Whatever tasks the user gives a vehicle is pushed to the top of the stack of </text:span><text:span text:style-name="T29">Tasks</text:span><text:span text:style-name="T40">, and whatever the AI tells the vehicle to do is placed </text:span><text:span text:style-name="T41">at</text:span><text:span text:style-name="T40"> the bottom of the list. </text:span><text:span text:style-name="T42">The AI cannot control the vehicle at the same time as the user, but it can command it to do certain things.</text:span></text:p>
      <text:list xml:id="list2327022177" text:style-name="L2">
        <text:list-item>
          <text:p text:style-name="P26"><text:span text:style-name="T38">I</text:span><text:span text:style-name="T30">nput.GetAxis, Unity Documentation 2018.2</text:span></text:p>
        </text:list-item>
        <text:list-item>
          <text:p text:style-name="P26"><text:soft-page-break/><text:span text:style-name="T30">How to rotate an object's X, Y, Z based on mouse movement, </text:span><text:span text:style-name="T39">Unity Answers</text:span></text:p>
        </text:list-item>
      </text:list>
      <text:p text:style-name="P9"><text:span text:style-name="T30">The player can quickly toggle between vehicle control and </text:span><text:span text:style-name="T36">map commanding. In the minimap, the player will see enlarged models of his troops that represent the type of vehicle they are based on (ex: aircraft carrier, corvette, fighter jet, missile, etc.). He would see the enemy’s troops in full red if they are presently being tracked, or in dull red if they were seen but have </text:span><text:span text:style-name="T37">momentarily</text:span><text:span text:style-name="T36"> disappeared from tracking.</text:span></text:p>
      <text:h text:style-name="P24" text:outline-level="2">Game Objects</text:h>
      <text:p text:style-name="P1"><text:span text:style-name="T46">Cars</text:span><text:span text:style-name="T10"> have </text:span>race tracks<text:span text:style-name="T10"> that are playable throughout the map.</text:span></text:p>
      <text:p text:style-name="P7">Satellites<text:span text:style-name="T10"> are vehicles that can be launched from a </text:span>launchpad<text:span text:style-name="T10"> to orbit the earth and act as </text:span><text:span text:style-name="T14">surveillance.</text:span></text:p>
      <text:h text:style-name="P22" text:outline-level="1">Shortcuts</text:h>
      <text:p text:style-name="P16">C<text:tab/>change cameras<text:line-break/>M<text:tab/>map view toggle</text:p>
      <text:h text:style-name="P23" text:outline-level="1">Classes</text:h>
      <text:p text:style-name="P5">CameraScript<text:line-break/><text:tab/><text:span text:style-name="T10">CameraBase<text:line-break/><text:tab/></text:span><text:span text:style-name="T16">Singleton</text:span></text:p>
      <text:p text:style-name="P6">ObjectiveTracker<text:line-break/><text:span text:style-name="T10"><text:tab/>Objective<text:line-break/><text:tab/><text:tab/>IsAccomplished<text:line-break/><text:tab/><text:tab/>ToString()</text:span></text:p>
      <text:p text:style-name="P6">GameOverlord<text:span text:style-name="T10"><text:line-break/><text:tab/>PresentVehicle<text:line-break/><text:tab/></text:span><text:span text:style-name="T15">Singleton</text:span></text:p>
      <text:p text:style-name="P10">Gravity</text:p>
      <text:p text:style-name="P10">Flotation</text:p>
      <text:p text:style-name="P10">Moon</text:p>
      <text:p text:style-name="P10">Sun<text:span text:style-name="T45">Rotate<text:line-break/><text:tab/></text:span><text:span text:style-name="T19">Singleton<text:line-break/><text:tab/>PresentTime<text:line-break/><text:tab/>SetToTime()<text:line-break/></text:span><text:span text:style-name="T53">Task<text:line-break/><text:tab/>Attack<text:line-break/></text:span><text:soft-page-break/><text:span text:style-name="T53"><text:tab/>Reload<text:line-break/><text:tab/>Defend<text:line-break/><text:tab/></text:span></text:p>
      <text:p text:style-name="P15">Vehicle<text:line-break/><text:tab/><text:span text:style-name="T21">Value</text:span><text:line-break/><text:tab/><text:span text:style-name="T21">TaskList</text:span><text:span text:style-name="T22">&lt;&gt;</text:span><text:span text:style-name="T21"><text:line-break/><text:tab/>Attack()<text:line-break/><text:tab/></text:span><text:span text:style-name="T23">Name<text:line-break/><text:tab/>Description<text:line-break/><text:tab/></text:span><text:span text:style-name="T24">ToString()</text:span><text:line-break/><text:tab/>Ship<text:line-break/><text:span text:style-name="T17"><text:tab/><text:tab/></text:span><text:span text:style-name="T48">AircraftCarrier<text:line-break/><text:tab/><text:tab/>MissileCutter<text:line-break/><text:tab/><text:tab/>Cruiser</text:span><text:line-break/><text:tab/>Air<text:span text:style-name="T54">craft</text:span><text:span text:style-name="T17"><text:line-break/></text:span><text:span text:style-name="T47"><text:tab/><text:tab/>FighterJet</text:span><text:line-break/><text:tab/><text:span text:style-name="T55">WheeledVehicle</text:span><text:span text:style-name="T17"><text:line-break/></text:span><text:span text:style-name="T47"><text:tab/><text:tab/>Car<text:line-break/><text:tab/><text:tab/>AAMissileTruck<text:line-break/><text:tab/><text:tab/>ICBMTruck</text:span><text:span text:style-name="T17"><text:line-break/><text:tab/></text:span><text:span text:style-name="T48">Missile</text:span><text:span text:style-name="T18"><text:line-break/><text:tab/><text:tab/></text:span><text:span text:style-name="T50">SurfaceToAir<text:line-break/><text:tab/><text:tab/>AirToAir<text:line-break/><text:tab/><text:tab/>AirToGround<text:line-break/><text:tab/><text:tab/>AntiShip</text:span><text:span text:style-name="T18"><text:line-break/><text:tab/><text:tab/></text:span><text:span text:style-name="T49">ICBM<text:line-break/><text:tab/>Satellite</text:span></text:p>
      <text:p text:style-name="P11"><text:span text:style-name="T52">Structure<text:line-break/><text:tab/></text:span><text:span text:style-name="T20">Attack()</text:span><text:span text:style-name="T52"><text:line-break/><text:tab/></text:span>RadarStation<text:line-break/><text:tab/><text:span text:style-name="T51">Launchpad<text:line-break/><text:tab/>PowerPlan<text:line-break/><text:tab/><text:tab/>Nuclear<text:line-break/><text:tab/><text:tab/>Coal</text:span></text:p>
      <text:p text:style-name="P12">Target<text:line-break/><text:tab/><text:span text:style-name="T10">ToString()<text:line-break/><text:tab/>Value</text:span></text:p>
      <text:p text:style-name="P13">MouseLook</text:p>
      <text:p text:style-name="P14"><text:soft-page-break/>VehiclePath<text:line-break/><text:tab/>Waypoint</text:p>
      <text:p text:style-name="P17"><text:span text:style-name="T5">VehicleGroup<text:line-break/></text:span><text:span text:style-name="T6"><text:tab/></text:span><text:span text:style-name="T2">CommandVehicle</text:span></text:p>
      <text:p text:style-name="P18"><text:span text:style-name="T8">Motor</text:span><text:span text:style-name="T3"><text:line-break/><text:tab/>ElectricDuctedFan<text:line-break/><text:tab/></text:span><text:span text:style-name="T4">E</text:span><text:span text:style-name="T7">lectricBoatPropeller</text:span></text:p>
      <text:p text:style-name="P27"/>
      <text:p text:style-name="P19"><text:span text:style-name="T9">o</text:span><text:span text:style-name="T1">bstacle avo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9:03:13.083000000</meta:creation-date>
    <dc:date>2018-10-26T17:41:55.491000000</dc:date>
    <meta:editing-duration>PT6H56M4S</meta:editing-duration>
    <meta:editing-cycles>64</meta:editing-cycles>
    <meta:generator>LibreOffice/5.4.3.2$Windows_X86_64 LibreOffice_project/92a7159f7e4af62137622921e809f8546db437e5</meta:generator>
    <meta:document-statistic meta:table-count="0" meta:image-count="0" meta:object-count="0" meta:page-count="4" meta:paragraph-count="38" meta:word-count="599" meta:character-count="3891" meta:non-whitespace-character-count="3267"/>
  </office:meta>
</office:document-meta>
</file>